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rland avala d'une traite le fond de sa pinte, avant de reposer le verre désormais vide sur la petite table ronde accolée au comptoir qu'il avait annexée, tout en laissant échapper un long « aaaah » de plaisir. Le magicien se leva ensuite pour se diriger vers les coulisses de la petite scène qui était pour l'instant toujours vide. Cela allait bientôt être à lui. L'alcool commençait à faire son office, réchauffant doucereusement son œsophage tout en inhibant légèrement ses barrières internes. C'était l'un des ingrédients indispensables pour un spectacle réussi. En tout cas d'après lui. Le garçon buvait toujours une pinte de bière avant de partir en représentation. Ni plus, ni moins. Plus serait une invitation à rater ses tours et moins laisserait le stress s'exprimer à sa place. A cet instant précis, il était à la fois calme, détendu, et parfaitement en contrôle de ses pensées et gestes. C'est donc d'un pas serein que l'ancien noble se dirigea vers les coulisse pour préparer son entrée en scène.</text:p>
      <text:p text:style-name="Standard"/>
      <text:p text:style-name="Standard">Il n'avait pas vraiment l'habitude de se produire dans les bars. Comme tout, cela avait ses avantages et ses inconvénients, parmi lesquels le public souvent éméché pouvait parfois ruiner le spectacle. La probabilité d'occurrence de cette funeste possibilité était cependant relativement réduite aujourd'hui, pour la bonne raison qu'Astrid n'était pas présente, affairée ailleurs. Connaissant la tornade, cela limitait déjà fortement les risques de débordement -dont la certitude aurait été avérée dans le cas contraire. Parmi les avantages on pouvait compter évidemment la visibilité que ce genre d'événements pouvait lui apporter. Des agents et tout genre et des propriétaires de cabarets écumaient souvent les bars à la recherche de talents augmentant fortement ses chances d'être repéré par l'un d'entre eux.</text:p>
      <text:p text:style-name="Standard"/>
      <text:p text:style-name="Standard">A l'heure prévue, le rideau s'ouvrit sur la silhouette capée du prestidigitateur, qui comme à son habitude avait pris la pose qu'il imaginait la plus classe. En l'occurrence, il avait la tête baissée de sorte que le public ne voit que son chapeau et ses mains étaient repliées devant lui, bras croisés tenant sa cape. Ainsi, son corps était caché pratiquement dans son entièreté par ses vêtements. Quelques clappements de main retentirent et Erland ouvrit grand ses bras en prenant la parole.</text:p>
      <text:p text:style-name="Standard"/>
      <text:p text:style-name="Standard">-Mesdames et messieurs, je vous souhaite la bienvenue,</text:p>
      <text:p text:style-name="Standard">Je me présente, je suis le grand Mag'Oz,</text:p>
      <text:p text:style-name="Standard">Je m'en vais vous présenter ma magique prose,</text:p>
      <text:p text:style-name="Standard">Des tours à vous en donner la berlue !</text:p>
      <text:p text:style-name="Standard">Des tours c'est promis, sans pouvoirs, sans Lucy</text:p>
      <text:p text:style-name="Standard">Que de la vraie magie, sans mensonge ni tricherie</text:p>
      <text:p text:style-name="Standard"/>
      <text:p text:style-name="Standard">Le spectacle se déroula comme sur des roulettes. L'assemblée, majoritairement composée d'ivrognes, était d'une réceptivité toute relative, mais l'ancien noble n'en attendait pour ainsi dire pas vraiment plus. Il aurait son heure de gloire avec un public digne de ce nom. Il parvint cependant à leur arracher quelques applaudissements et même quelques rires éparses en écho à ses classico-classiques plaisanteries. Quelques tours de cartes, de mentalisme et même deux grandes illusions plus tard, l'heure allouée à son set était terminée. Erland salua humblement son public avant de s'éclipser à nouveau dans les coulisses, qu'il quitta peu de temps après pour retourner au comptoir. Si la règle de la pinte unique s'appliquait sans dérogation [i]avant[/i] toute performance, il n'y avait aucune limite à sa consommation [i]après[/i]. A l'exception peut-être de sa règle tacite « un verre c'est bien, trois verres c'est mieux » stipulant implicitement que plus il buvait, meilleure était la soirée du magicien.</text:p>
      <text:p text:style-name="Standard"/>
      <text:p text:style-name="Standard">Une fois à nouveau attablé, une nouvelle pinte à la main, Erland prit un moment pour souffler. Il regrettait à présent un peu l'absence de sa partenaire officielle de lever le coude. Les soirées que le duo infernal partageait étaient souvent mémorables et l'animation était souvent moindre lorsqu'il était seul. C'est alors que l'odeur caractérisé du tabac en combustion parvint à ses narines. Le garçon pivota la tête pour constater que sa voisine venait d'allumer une cigarette. Hum. Erland ne fumait pas. Du moins, pas régulièrement. Mais cela pouvait lui arriver lors de nuit plutôt arrosée. Alors, <text:soft-page-break/>pourquoi pas ce soir ? Une petite entorse aurait sans doute au moins le mérite de pimenter une soirée qui risquait sinon fort de se terminer bien rapidement. Et puis qui savait ? Peut-être que ce serait l'occasion de faire une rencontre fortuite, qui pourrait déboucher sur une soirée amusante. Voire plus... Se parant de son plus beau sourire, l'homme à tout faire tapota sur l'épaule de sa voisine en s'éclaircissant la voix.</text:p>
      <text:p text:style-name="Standard">-Eum... Excuse-moi, y aurait moyen de t'en piquer u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03T12:30:11.89</meta:creation-date>
    <dc:date>2020-02-03T13:53:53.82</dc:date>
    <meta:editing-duration>PT1H21M50S</meta:editing-duration>
    <meta:editing-cycles>227</meta:editing-cycles>
    <meta:generator>OpenOffice/4.1.7$Win32 OpenOffice.org_project/417m1$Build-9800</meta:generator>
    <meta:document-statistic meta:table-count="0" meta:image-count="0" meta:object-count="0" meta:page-count="2" meta:paragraph-count="12" meta:word-count="754" meta:character-count="4680"/>
  </office:meta>
</office:document-meta>
</file>